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66,363,422,450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59,199,447,421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53,953,897,624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50,781,996,712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57,082,011,260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55,810,138,436.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54,300,857,424.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57,678,241,023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50,682,061,053.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52,023,504,656.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54,438,966,419.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44,405,101,469.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34,379,808,888.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29,869,283,400.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26,157,894,736.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21,144,983,551.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6,402,846,413.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4,183,497,963.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3,245,833,843.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3,627,323,284.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5,030,695,296.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1,315,986,087.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2,294,221,472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05T12:43:40.608399717</dc:date>
    <meta:editing-duration>PT49M48S</meta:editing-duration>
    <meta:editing-cycles>26</meta:editing-cycles>
    <meta:generator>LibreOffice/7.2.6.2$Linux_X86_64 LibreOffice_project/20$Build-2</meta:generator>
    <meta:document-statistic meta:table-count="1" meta:cell-count="48" meta:object-count="0"/>
  </office:meta>
</office:document-meta>
</file>